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4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style:font-name="Gill Sans MT_CCJU" fo:font-size="11pt" fo:font-weight="normal"/>
    </style:style>
    <style:style style:name="P7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CCJU/commun/dateAdresse/dateAdresse#%</text:p>
      <text:p text:style-name="Standard">%#include AL_reference_decision#%</text:p>
      <text:p text:style-name="P12">%#include AL_tableau_decision#%</text:p>
      <text:p text:style-name="P10">%#include AL/CCJU/decision/tableMontants#%</text:p>
      <text:p text:style-name="P10">%#include AL/CCJU/decision/tableNaissance#%</text:p>
      <text:p text:style-name="P11">%=<text:span text:style-name="T1">remLineWhenBlank(</text:span>type_droit_agricole,-1)=%</text:p>
      <text:p text:style-name="P5">%=<text:span text:style-name="T1">remLineWhenBlank(texte_paragraphe_libre,-1)=%</text:span></text:p>
      <text:p text:style-name="P4">%=remLineWhenBlank(texte_paragraphe_adi, -1)=%</text:p>
      <text:p text:style-name="P4">%=remLineWhenBlank(texte_para_trav_agri,-1)=%</text:p>
      <text:p text:style-name="P6">%=remLineWhenBlank(texte_paragraphe_droitAcquis, -1)=%</text:p>
      <text:p text:style-name="P3">%=remLineWhenBlank(texte_paragraphe_1, -1)=%</text:p>
      <text:p text:style-name="P2">%=<text:span text:style-name="T1">remLineWhenBlank(texte_paragraphe_2, -1)</text:span>=%</text:p>
      <text:p text:style-name="P7">%=remLineWhenBlank(texte_paragraphe_3, -1)=%</text:p>
      <text:p text:style-name="P9"/>
      <text:p text:style-name="P9"/>
      <text:p text:style-name="P8">%#include AL/CCJU/commun/signatures/standard#%</text:p>
      <text:p text:style-name="P8">%=pushToEnd()=%</text:p>
      <text:p text:style-name="Standard">%#include AL/CCJU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Cédric Bulloni</dc:creator>
    <dc:date>2013-12-10T13:13:41.29</dc:date>
    <meta:editing-cycles>290</meta:editing-cycles>
    <meta:editing-duration>PT17H4M21S</meta:editing-duration>
    <meta:document-statistic meta:table-count="0" meta:image-count="0" meta:object-count="0" meta:page-count="1" meta:paragraph-count="18" meta:word-count="31" meta:character-count="690"/>
    <meta:user-defined meta:name="Info 1"/>
    <meta:user-defined meta:name="Info 2"/>
    <meta:user-defined meta:name="Info 3"/>
    <meta:user-defined meta:name="Info 4"/>
  </office:meta>
</office:document-meta>
</file>